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dddddd"/>
    </style:style>
    <style:style style:name="ce5" style:family="table-cell" style:parent-style-name="Default" style:data-style-name="N1">
      <style:table-cell-properties fo:background-color="#dddddd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99cc99"/>
    </style:style>
    <style:style style:name="ce10" style:family="table-cell" style:parent-style-name="Default" style:data-style-name="N11">
      <style:table-cell-properties fo:background-color="#dddddd"/>
    </style:style>
    <style:style style:name="ce11" style:family="table-cell" style:parent-style-name="Default" style:data-style-name="N11">
      <style:table-cell-properties fo:background-color="#99cc99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1" office:value-type="string" calcext:value-type="string">
            <text:p>S</text:p>
          </table:table-cell>
          <table:table-cell table:number-columns-repeated="4"/>
          <table:table-cell table:style-name="ce1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os</text:p>
          </table:table-cell>
          <table:table-cell office:value-type="float" office:value="283.5" calcext:value-type="float">
            <text:p>283.5</text:p>
          </table:table-cell>
          <table:table-cell table:style-name="ce6" table:formula="of:=341" office:value-type="float" office:value="341" calcext:value-type="float">
            <text:p>341</text:p>
          </table:table-cell>
          <table:table-cell table:number-columns-repeated="3"/>
          <table:table-cell office:value-type="float" office:value="429.5" calcext:value-type="float">
            <text:p>429.5</text:p>
          </table:table-cell>
          <table:table-cell office:value-type="float" office:value="497.9" calcext:value-type="float">
            <text:p>497.9</text:p>
          </table:table-cell>
          <table:table-cell table:number-columns-repeated="3"/>
          <table:table-cell office:value-type="float" office:value="653.1" calcext:value-type="float">
            <text:p>653.1</text:p>
          </table:table-cell>
          <table:table-cell office:value-type="float" office:value="730.3" calcext:value-type="float">
            <text:p>7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</text:p>
          </table:table-cell>
          <table:table-cell office:value-type="float" office:value="0.4581" calcext:value-type="float">
            <text:p>0.4581</text:p>
          </table:table-cell>
          <table:table-cell table:style-name="ce6" office:value-type="float" office:value="0.1489" calcext:value-type="float">
            <text:p>0.1489</text:p>
          </table:table-cell>
          <table:table-cell table:number-columns-repeated="3"/>
          <table:table-cell office:value-type="float" office:value="0.3567" calcext:value-type="float">
            <text:p>0.3567</text:p>
          </table:table-cell>
          <table:table-cell office:value-type="float" office:value="0.5322" calcext:value-type="float">
            <text:p>0.5322</text:p>
          </table:table-cell>
          <table:table-cell table:number-columns-repeated="3"/>
          <table:table-cell office:value-type="float" office:value="0.002327" calcext:value-type="float">
            <text:p>0.002327</text:p>
          </table:table-cell>
          <table:table-cell office:value-type="float" office:value="0.01028" calcext:value-type="float">
            <text:p>0.0102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37.349698794" calcext:value-type="float">
            <text:p>37.349698794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8989794856" calcext:value-type="float">
            <text:p>4.8989794856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.3440804328" calcext:value-type="float">
            <text:p>10.3440804328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office:value-type="float" office:value="37.6828873628" calcext:value-type="float">
            <text:p>37.6828873628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.7958315233" calcext:value-type="float">
            <text:p>4.7958315233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1.7898261226" calcext:value-type="float">
            <text:p>11.7898261226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37.7491721764" calcext:value-type="float">
            <text:p>37.7491721764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.0990195136" calcext:value-type="float">
            <text:p>5.0990195136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37.6164857476" calcext:value-type="float">
            <text:p>37.6164857476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.1961524227" calcext:value-type="float">
            <text:p>5.1961524227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5.4272486205" calcext:value-type="float">
            <text:p>15.4272486205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36.9864840178" calcext:value-type="float">
            <text:p>36.9864840178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.0990195136" calcext:value-type="float">
            <text:p>5.0990195136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8.3575597507" calcext:value-type="float">
            <text:p>18.3575597507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office:value-type="float" office:value="38.6393581727" calcext:value-type="float">
            <text:p>38.6393581727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.9160797831" calcext:value-type="float">
            <text:p>5.9160797831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9.3132079158" calcext:value-type="float">
            <text:p>19.3132079158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.5574385243" calcext:value-type="float">
            <text:p>6.5574385243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3.7276210354" calcext:value-type="float">
            <text:p>23.7276210354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.4031242374" calcext:value-type="float">
            <text:p>6.4031242374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27.9642629082" calcext:value-type="float">
            <text:p>27.9642629082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38.3275357935" calcext:value-type="float">
            <text:p>38.3275357935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.3484692283" calcext:value-type="float">
            <text:p>7.3484692283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31.2729915422" calcext:value-type="float">
            <text:p>31.2729915422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38.7814388593" calcext:value-type="float">
            <text:p>38.7814388593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.1853527719" calcext:value-type="float">
            <text:p>8.1853527719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34.8281495345" calcext:value-type="float">
            <text:p>34.8281495345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office:value-type="float" office:value="39.8873413504" calcext:value-type="float">
            <text:p>39.8873413504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.2195444573" calcext:value-type="float">
            <text:p>9.2195444573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office:value-type="float" office:value="39.5600808897" calcext:value-type="float">
            <text:p>39.5600808897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39.3446311458" calcext:value-type="float">
            <text:p>39.3446311458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.3273790531" calcext:value-type="float">
            <text:p>9.3273790531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office:value-type="float" office:value="45.1663591625" calcext:value-type="float">
            <text:p>45.1663591625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37.7491721764" calcext:value-type="float">
            <text:p>37.7491721764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  <table:table-cell office:value-type="float" office:value="46.3141447076" calcext:value-type="float">
            <text:p>46.3141447076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38.8844441904" calcext:value-type="float">
            <text:p>38.8844441904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.246950766" calcext:value-type="float">
            <text:p>10.246950766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50.2792203599" calcext:value-type="float">
            <text:p>50.2792203599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38.275318418" calcext:value-type="float">
            <text:p>38.275318418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.1980390272" calcext:value-type="float">
            <text:p>10.1980390272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  <table:table-cell office:value-type="float" office:value="52.4690384894" calcext:value-type="float">
            <text:p>52.4690384894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  <table:table-cell office:value-type="float" office:value="54.6717477313" calcext:value-type="float">
            <text:p>54.6717477313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38.2230297072" calcext:value-type="float">
            <text:p>38.2230297072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.7046999107" calcext:value-type="float">
            <text:p>11.7046999107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  <table:table-cell office:value-type="float" office:value="54.5985347789" calcext:value-type="float">
            <text:p>54.598534778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39.3954312072" calcext:value-type="float">
            <text:p>39.3954312072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1.1803398875" calcext:value-type="float">
            <text:p>11.180339887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  <table:table-cell office:value-type="float" office:value="56.9561234636" calcext:value-type="float">
            <text:p>56.9561234636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  <table:table-cell office:value-type="float" office:value="57.1576766498" calcext:value-type="float">
            <text:p>57.1576766498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office:value-type="float" office:value="37.8813938498" calcext:value-type="float">
            <text:p>37.881393849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58.3095189485" calcext:value-type="float">
            <text:p>58.3095189485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38.8973006776" calcext:value-type="float">
            <text:p>38.8973006776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 office:value-type="float" office:value="58.1463670404" calcext:value-type="float">
            <text:p>58.1463670404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  <table:table-cell office:value-type="float" office:value="58.3609458457" calcext:value-type="float">
            <text:p>58.3609458457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3393" calcext:value-type="float">
            <text:p>3393</text:p>
          </table:table-cell>
          <table:table-cell office:value-type="float" office:value="0" calcext:value-type="float">
            <text:p>0</text:p>
          </table:table-cell>
          <table:table-cell office:value-type="float" office:value="58.2494635168" calcext:value-type="float">
            <text:p>58.2494635168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1.4891252931" calcext:value-type="float">
            <text:p>11.4891252931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office:value-type="float" office:value="57.8186821019" calcext:value-type="float">
            <text:p>57.8186821019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39.4461658466" calcext:value-type="float">
            <text:p>39.4461658466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313708499" calcext:value-type="float">
            <text:p>11.313708499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  <table:table-cell office:value-type="float" office:value="57.6714834212" calcext:value-type="float">
            <text:p>57.6714834212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38.9871773792" calcext:value-type="float">
            <text:p>38.9871773792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.9544511501" calcext:value-type="float">
            <text:p>10.9544511501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office:value-type="float" office:value="57.636793804" calcext:value-type="float">
            <text:p>57.636793804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.2249721603" calcext:value-type="float">
            <text:p>11.2249721603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  <table:table-cell office:value-type="float" office:value="57.7581163128" calcext:value-type="float">
            <text:p>57.7581163128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office:value-type="float" office:value="38.6393581727" calcext:value-type="float">
            <text:p>38.6393581727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38.1444622455" calcext:value-type="float">
            <text:p>38.1444622455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.7046999107" calcext:value-type="float">
            <text:p>11.7046999107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3468" calcext:value-type="float">
            <text:p>3468</text:p>
          </table:table-cell>
          <table:table-cell office:value-type="float" office:value="0" calcext:value-type="float">
            <text:p>0</text:p>
          </table:table-cell>
          <table:table-cell office:value-type="float" office:value="58.8897274573" calcext:value-type="float">
            <text:p>58.8897274573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38.3144881213" calcext:value-type="float">
            <text:p>38.3144881213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2.0415945788" calcext:value-type="float">
            <text:p>12.0415945788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office:value-type="float" office:value="38.5875627631" calcext:value-type="float">
            <text:p>38.5875627631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1.3578166916" calcext:value-type="float">
            <text:p>11.3578166916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office:value-type="float" office:value="58.0258563056" calcext:value-type="float">
            <text:p>58.0258563056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38.8715834512" calcext:value-type="float">
            <text:p>38.8715834512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  <table:table-cell office:value-type="float" office:value="57.861904566" calcext:value-type="float">
            <text:p>57.861904566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38.8072158239" calcext:value-type="float">
            <text:p>38.8072158239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2.1655250606" calcext:value-type="float">
            <text:p>12.16552506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office:value-type="float" office:value="57.7927331072" calcext:value-type="float">
            <text:p>57.7927331072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38.1313519299" calcext:value-type="float">
            <text:p>38.1313519299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1.1355287257" calcext:value-type="float">
            <text:p>11.135528725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  <table:table-cell office:value-type="float" office:value="56.9473440996" calcext:value-type="float">
            <text:p>56.9473440996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.295630141" calcext:value-type="float">
            <text:p>10.295630141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  <table:table-cell office:value-type="float" office:value="56.5773806393" calcext:value-type="float">
            <text:p>56.5773806393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38.1182371051" calcext:value-type="float">
            <text:p>38.1182371051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  <table:table-cell office:value-type="float" office:value="56.8154908454" calcext:value-type="float">
            <text:p>56.8154908454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342" calcext:value-type="float">
            <text:p>3342</text:p>
          </table:table-cell>
          <table:table-cell office:value-type="float" office:value="0" calcext:value-type="float">
            <text:p>0</text:p>
          </table:table-cell>
          <table:table-cell office:value-type="float" office:value="57.8100337312" calcext:value-type="float">
            <text:p>57.8100337312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38.4447655735" calcext:value-type="float">
            <text:p>38.4447655735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  <table:table-cell office:value-type="float" office:value="56.8682688325" calcext:value-type="float">
            <text:p>56.8682688325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float" office:value="37.8681924575" calcext:value-type="float">
            <text:p>37.8681924575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38.574603044" calcext:value-type="float">
            <text:p>38.574603044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.5356537529" calcext:value-type="float">
            <text:p>10.5356537529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  <table:table-cell office:value-type="float" office:value="56.709787515" calcext:value-type="float">
            <text:p>56.709787515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56.9824534396" calcext:value-type="float">
            <text:p>56.9824534396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38.4187454246" calcext:value-type="float">
            <text:p>38.4187454246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.3440804328" calcext:value-type="float">
            <text:p>10.344080432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56.6921511322" calcext:value-type="float">
            <text:p>56.6921511322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38.3927076409" calcext:value-type="float">
            <text:p>38.3927076409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.3273790531" calcext:value-type="float">
            <text:p>9.3273790531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  <table:table-cell office:value-type="float" office:value="56.9122131005" calcext:value-type="float">
            <text:p>56.9122131005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37.1752605909" calcext:value-type="float">
            <text:p>37.1752605909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office:value-type="float" office:value="56.5243310443" calcext:value-type="float">
            <text:p>56.5243310443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38.4057287393" calcext:value-type="float">
            <text:p>38.4057287393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.6953597148" calcext:value-type="float">
            <text:p>9.6953597148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  <table:table-cell office:value-type="float" office:value="56.1871871515" calcext:value-type="float">
            <text:p>56.1871871515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 office:value-type="float" office:value="55.4707129934" calcext:value-type="float">
            <text:p>55.4707129934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office:value-type="float" office:value="56.2138772902" calcext:value-type="float">
            <text:p>56.2138772902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37.148351242" calcext:value-type="float">
            <text:p>37.148351242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.9498743711" calcext:value-type="float">
            <text:p>9.9498743711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  <table:table-cell office:value-type="float" office:value="55.5337735077" calcext:value-type="float">
            <text:p>55.5337735077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 office:value-type="float" office:value="38.170669368" calcext:value-type="float">
            <text:p>38.170669368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56.1070405564" calcext:value-type="float">
            <text:p>56.1070405564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float" office:value="37.1887079636" calcext:value-type="float">
            <text:p>37.1887079636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.6301458127" calcext:value-type="float">
            <text:p>10.6301458127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office:value-type="float" office:value="56.0802995712" calcext:value-type="float">
            <text:p>56.080299571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37.483329628" calcext:value-type="float">
            <text:p>37.48332962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55.1361950084" calcext:value-type="float">
            <text:p>55.1361950084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37.2021504755" calcext:value-type="float">
            <text:p>37.2021504755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56.1248608016" calcext:value-type="float">
            <text:p>56.1248608016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37.094473982" calcext:value-type="float">
            <text:p>37.094473982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  <table:table-cell office:value-type="float" office:value="54.881690936" calcext:value-type="float">
            <text:p>54.881690936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.643650761" calcext:value-type="float">
            <text:p>9.643650761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  <table:table-cell office:value-type="float" office:value="55.0181788139" calcext:value-type="float">
            <text:p>55.0181788139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6.0138862107" calcext:value-type="float">
            <text:p>36.0138862107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  <table:table-cell office:value-type="float" office:value="55.9821400091" calcext:value-type="float">
            <text:p>55.9821400091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36.2629287289" calcext:value-type="float">
            <text:p>36.2629287289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35.9304884464" calcext:value-type="float">
            <text:p>35.9304884464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  <table:table-cell office:value-type="float" office:value="56.3648826842" calcext:value-type="float">
            <text:p>56.3648826842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35.3270434653" calcext:value-type="float">
            <text:p>35.3270434653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office:value-type="float" office:value="55.19963768" calcext:value-type="float">
            <text:p>55.19963768</text:p>
          </table:table-cell>
        </table:table-row>
        <table:table-row table:style-name="ro1">
          <table:table-cell/>
          <table:table-cell table:style-name="ce2" office:value-type="string" calcext:value-type="string">
            <text:p>Altura e erro</text:p>
          </table:table-cell>
          <table:table-cell table:formula="of:=AVERAGE([.C7:.C65])-([.C65]/2+[.C7]/2)/([.C4]-[.B4])" office:value-type="float" office:value="1423.42417096536" calcext:value-type="float">
            <text:p>1423.4241709654</text:p>
          </table:table-cell>
          <table:table-cell/>
          <table:table-cell table:formula="of:=AVERAGE([.E7:.E65])" office:value-type="float" office:value="38.0212645625322" calcext:value-type="float">
            <text:p>38.0212645625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  <table:table-cell office:value-type="float" office:value="55.3263047745" calcext:value-type="float">
            <text:p>55.3263047745</text:p>
          </table:table-cell>
        </table:table-row>
        <table:table-row table:style-name="ro1">
          <table:table-cell table:number-columns-repeated="6"/>
          <table:table-cell office:value-type="float" office:value="489" calcext:value-type="float">
            <text:p>48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.2736184955" calcext:value-type="float">
            <text:p>9.2736184955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  <table:table-cell office:value-type="float" office:value="55.9195851201" calcext:value-type="float">
            <text:p>55.9195851201</text:p>
          </table:table-cell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  <table:table-cell office:value-type="float" office:value="55.054518434" calcext:value-type="float">
            <text:p>55.054518434</text:p>
          </table:table-cell>
        </table:table-row>
        <table:table-row table:style-name="ro1">
          <table:table-cell table:number-columns-repeated="6"/>
          <table:table-cell office:value-type="float" office:value="491" calcext:value-type="float">
            <text:p>49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.6602540378" calcext:value-type="float">
            <text:p>8.6602540378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 table:number-columns-repeated="6"/>
          <table:table-cell office:value-type="float" office:value="492" calcext:value-type="float">
            <text:p>49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.1488915651" calcext:value-type="float">
            <text:p>10.1488915651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  <table:table-cell office:value-type="float" office:value="54.8361194834" calcext:value-type="float">
            <text:p>54.8361194834</text:p>
          </table:table-cell>
        </table:table-row>
        <table:table-row table:style-name="ro1">
          <table:table-cell table:number-columns-repeated="6"/>
          <table:table-cell office:value-type="float" office:value="493" calcext:value-type="float">
            <text:p>49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.5440037453" calcext:value-type="float">
            <text:p>8.5440037453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55.3714727996" calcext:value-type="float">
            <text:p>55.3714727996</text:p>
          </table:table-cell>
        </table:table-row>
        <table:table-row table:style-name="ro1">
          <table:table-cell table:number-columns-repeated="6"/>
          <table:table-cell office:value-type="float" office:value="494" calcext:value-type="float">
            <text:p>49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.6602540378" calcext:value-type="float">
            <text:p>8.6602540378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office:value-type="float" office:value="54.9545266561" calcext:value-type="float">
            <text:p>54.9545266561</text:p>
          </table:table-cell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.7459666924" calcext:value-type="float">
            <text:p>7.7459666924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  <table:table-cell office:value-type="float" office:value="54.0462764675" calcext:value-type="float">
            <text:p>54.0462764675</text:p>
          </table:table-cell>
        </table:table-row>
        <table:table-row table:style-name="ro1">
          <table:table-cell table:number-columns-repeated="6"/>
          <table:table-cell office:value-type="float" office:value="496" calcext:value-type="float">
            <text:p>4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.6332495807" calcext:value-type="float">
            <text:p>6.6332495807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  <table:table-cell office:value-type="float" office:value="53.2071423777" calcext:value-type="float">
            <text:p>53.2071423777</text:p>
          </table:table-cell>
        </table:table-row>
        <table:table-row table:style-name="ro1">
          <table:table-cell table:number-columns-repeated="6"/>
          <table:table-cell office:value-type="float" office:value="497" calcext:value-type="float">
            <text:p>49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.0827625303" calcext:value-type="float">
            <text:p>6.0827625303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  <table:table-cell office:value-type="float" office:value="52.2876658496" calcext:value-type="float">
            <text:p>52.2876658496</text:p>
          </table:table-cell>
        </table:table-row>
        <table:table-row table:style-name="ro1">
          <table:table-cell/>
          <table:table-cell office:value-type="string" calcext:value-type="string">
            <text:p>Para o F é necessário estimar também a área do </text:p>
          </table:table-cell>
          <table:table-cell table:number-columns-repeated="4"/>
          <table:table-cell table:style-name="ce2" office:value-type="string" calcext:value-type="string">
            <text:p>Altura e erro</text:p>
          </table:table-cell>
          <table:table-cell table:formula="of:=AVERAGE([.H7:.H75])-([.H75]/2+[.H7]/2)/([.G75]-[.G7])" office:value-type="float" office:value="96.0732097186701" calcext:value-type="float">
            <text:p>96.0732097187</text:p>
          </table:table-cell>
          <table:table-cell/>
          <table:table-cell table:formula="of:=AVERAGE([.J7:.J75])" office:value-type="float" office:value="9.63678151994783" calcext:value-type="float">
            <text:p>9.6367815199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office:value-type="float" office:value="50.8822169328" calcext:value-type="float">
            <text:p>50.8822169328</text:p>
          </table:table-cell>
        </table:table-row>
        <table:table-row table:style-name="ro1">
          <table:table-cell/>
          <table:table-cell office:value-type="string" calcext:value-type="string">
            <text:p>background. Para isso fiz um fit que dá a seguinte </text:p>
          </table:table-cell>
          <table:table-cell table:number-columns-repeated="9"/>
          <table:table-cell office:value-type="float" office:value="723" calcext:value-type="float">
            <text:p>723</text:p>
          </table:table-cell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  <table:table-cell office:value-type="float" office:value="49.4570520755" calcext:value-type="float">
            <text:p>49.4570520755</text:p>
          </table:table-cell>
        </table:table-row>
        <table:table-row table:style-name="ro1">
          <table:table-cell/>
          <table:table-cell office:value-type="string" calcext:value-type="string">
            <text:p>função:</text:p>
          </table:table-cell>
          <table:table-cell table:number-columns-repeated="9"/>
          <table:table-cell office:value-type="float" office:value="724" calcext:value-type="float">
            <text:p>724</text:p>
          </table:table-cell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  <table:table-cell office:value-type="float" office:value="45.6289381862" calcext:value-type="float">
            <text:p>45.6289381862</text:p>
          </table:table-cell>
        </table:table-row>
        <table:table-row table:style-name="ro1">
          <table:table-cell/>
          <table:table-cell office:value-type="string" calcext:value-type="string">
            <text:p>H = a*canal + b</text:p>
          </table:table-cell>
          <table:table-cell table:number-columns-repeated="9"/>
          <table:table-cell office:value-type="float" office:value="725" calcext:value-type="float">
            <text:p>725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41.5331193146" calcext:value-type="float">
            <text:p>41.5331193146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-1.729" calcext:value-type="float">
            <text:p>-1.729</text:p>
          </table:table-cell>
          <table:table-cell office:value-type="float" office:value="0.01099" calcext:value-type="float">
            <text:p>0.01099</text:p>
          </table:table-cell>
          <table:table-cell table:number-columns-repeated="7"/>
          <table:table-cell office:value-type="float" office:value="726" calcext:value-type="float">
            <text:p>726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37.0675059857" calcext:value-type="float">
            <text:p>37.0675059857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850" calcext:value-type="float">
            <text:p>1850</text:p>
          </table:table-cell>
          <table:table-cell office:value-type="float" office:value="3.625" calcext:value-type="float">
            <text:p>3.625</text:p>
          </table:table-cell>
          <table:table-cell table:number-columns-repeated="7"/>
          <table:table-cell office:value-type="float" office:value="727" calcext:value-type="float">
            <text:p>727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30.8706980809" calcext:value-type="float">
            <text:p>30.8706980809</text:p>
          </table:table-cell>
        </table:table-row>
        <table:table-row table:style-name="ro1">
          <table:table-cell table:number-columns-repeated="11"/>
          <table:table-cell office:value-type="float" office:value="728" calcext:value-type="float">
            <text:p>728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23.1300670124" calcext:value-type="float">
            <text:p>23.1300670124</text:p>
          </table:table-cell>
        </table:table-row>
        <table:table-row table:style-name="ro1">
          <table:table-cell/>
          <table:table-cell office:value-type="string" calcext:value-type="string">
            <text:p>Altura left</text:p>
          </table:table-cell>
          <table:table-cell table:formula="of:=[.C80]*[.B4]+[.C81]" office:value-type="float" office:value="1359.8285" calcext:value-type="float">
            <text:p>1359.8285</text:p>
          </table:table-cell>
          <table:table-cell table:formula="of:=SQRT((ABS([.C80])*[.B5])^2+([.B76]*[.B4])^2+[.B77]^2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729" calcext:value-type="float">
            <text:p>729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8.9208879284" calcext:value-type="float">
            <text:p>18.9208879284</text:p>
          </table:table-cell>
        </table:table-row>
        <table:table-row table:style-name="ro1">
          <table:table-cell/>
          <table:table-cell office:value-type="string" calcext:value-type="string">
            <text:p>Altura right</text:p>
          </table:table-cell>
          <table:table-cell table:formula="of:=[.C80]*[.C4]+[.C81]" office:value-type="float" office:value="1260.411" calcext:value-type="float">
            <text:p>1260.411</text:p>
          </table:table-cell>
          <table:table-cell table:formula="of:=SQRT((ABS([.C80])*[.C5])^2+([.C4]*[.B76])^2+[.B77]^2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730" calcext:value-type="float">
            <text:p>73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4.6628782986" calcext:value-type="float">
            <text:p>14.6628782986</text:p>
          </table:table-cell>
        </table:table-row>
        <table:table-row table:style-name="ro1">
          <table:table-cell/>
          <table:table-cell office:value-type="string" calcext:value-type="string">
            <text:p>Área bg</text:p>
          </table:table-cell>
          <table:table-cell table:formula="of:=([.C83]+[.C84])/2*([.C4]-[.B4])" office:value-type="float" office:value="75331.885625" calcext:value-type="float">
            <text:p>75331.885625</text:p>
          </table:table-cell>
          <table:table-cell table:formula="of:=SQRT((([.D83]+[.D84])/2*([.C4]-[.B4]))^2+(([.B5]+[.C5])*([.C84]+[.C83])/2)^2)" office:value-type="string" office:string-value="" calcext:value-type="error">
            <text:p>#VALUE!</text:p>
          </table:table-cell>
          <table:table-cell table:number-columns-repeated="7"/>
          <table:table-cell table:style-name="ce2" office:value-type="string" calcext:value-type="string">
            <text:p>Altura e erro</text:p>
          </table:table-cell>
          <table:table-cell table:formula="of:=AVERAGE([.M7:.M84])-([.M84]/2+[.M7]/2)/([.L84]-[.L7])" office:value-type="float" office:value="2564.2296037296" calcext:value-type="float">
            <text:p>2564.2296037296</text:p>
          </table:table-cell>
          <table:table-cell/>
          <table:table-cell table:formula="of:=AVERAGE([.O7:.O84])" office:value-type="float" office:value="48.6970564601051" calcext:value-type="float">
            <text:p>48.697056460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ACABEI POR INTEGRAR A PARTIR DO MATHEMATICA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Elemento</text:p>
          </table:table-cell>
          <table:table-cell table:style-name="ce3" office:value-type="string" calcext:value-type="string">
            <text:p>Área</text:p>
          </table:table-cell>
          <table:table-cell table:style-name="ce3" office:value-type="string" calcext:value-type="string">
            <text:p>Erro</text:p>
          </table:table-cell>
          <table:table-cell table:style-name="ce3" office:value-type="string" calcext:value-type="string">
            <text:p>Rácios</text:p>
          </table:table-cell>
          <table:table-cell table:style-name="ce3" office:value-type="string" calcext:value-type="string">
            <text:p>Erro</text:p>
          </table:table-cell>
          <table:table-cell table:number-columns-repeated="5"/>
          <table:table-cell table:style-name="ce2" office:value-type="string" calcext:value-type="string">
            <text:p>Altura da parte central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4" table:formula="of:=84017.7-[.C85]" office:value-type="float" office:value="8685.81437499999" calcext:value-type="float">
            <text:p>8686</text:p>
          </table:table-cell>
          <table:table-cell table:style-name="ce4" table:formula="of:=SQRT(2206.93^2 + [.D85]^2)" office:value-type="string" office:string-value="" calcext:value-type="error">
            <text:p>#VALUE!</text:p>
          </table:table-cell>
          <table:table-cell table:style-name="ce7" table:formula="of:=[.C91]/[.C90]" office:value-type="float" office:value="30.1679423852796" calcext:value-type="float">
            <text:p>30.1679423853</text:p>
          </table:table-cell>
          <table:table-cell table:style-name="ce7" table:formula="of:=SQRT(([.D91]/[.C90])^2 + ([.C91]/[.C90]^2*[.D90])^2)" office:value-type="float" office:value="3.05466274348334" calcext:value-type="float">
            <text:p>3.0546627435</text:p>
          </table:table-cell>
          <table:table-cell office:value-type="string" calcext:value-type="string">
            <text:p>In/S</text:p>
          </table:table-cell>
          <table:table-cell table:number-columns-repeated="4"/>
          <table:table-cell table:formula="of:=AVERAGE([.M24:.M74])" office:value-type="float" office:value="3201.21568627451" calcext:value-type="float">
            <text:p>3201.215686274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4" office:value-type="float" office:value="6630.25" calcext:value-type="float">
            <text:p>6630</text:p>
          </table:table-cell>
          <table:table-cell table:style-name="ce4" office:value-type="float" office:value="659.512" calcext:value-type="float">
            <text:p>660</text:p>
          </table:table-cell>
          <table:table-cell table:style-name="ce7" table:formula="of:=[.C89]/[.C90]" office:value-type="float" office:value="1.31002818521172" calcext:value-type="float">
            <text:p>1.3100281852</text:p>
          </table:table-cell>
          <table:table-cell table:style-name="ce7" table:formula="of:=SQRT(([.D89]/[.C90])^2+([.C89]*[.D90]/[.C90]^2)^2)" office:value-type="string" office:string-value="" calcext:value-type="error">
            <text:p>#VALUE!</text:p>
          </table:table-cell>
          <table:table-cell office:value-type="string" calcext:value-type="string">
            <text:p>F/S</text:p>
          </table:table-cell>
          <table:table-cell table:number-columns-repeated="4"/>
          <table:table-cell table:style-name="ce2" office:value-type="string" calcext:value-type="string">
            <text:p>Meia altura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In</text:p>
          </table:table-cell>
          <table:table-cell table:style-name="ce4" office:value-type="float" office:value="200021" calcext:value-type="float">
            <text:p>200021</text:p>
          </table:table-cell>
          <table:table-cell table:style-name="ce4" office:value-type="float" office:value="3786.24" calcext:value-type="float">
            <text:p>3786</text:p>
          </table:table-cell>
          <table:table-cell table:style-name="ce7" table:formula="of:=1/[.E89]" office:value-type="float" office:value="0.0331477694842042" calcext:value-type="float">
            <text:p>0.0331477695</text:p>
          </table:table-cell>
          <table:table-cell table:style-name="ce7" table:formula="of:=[.F89]/[.E89]^2" office:value-type="float" office:value="0.00335638590063006" calcext:value-type="float">
            <text:p>0.0033563859</text:p>
          </table:table-cell>
          <table:table-cell office:value-type="string" calcext:value-type="string">
            <text:p>S/In</text:p>
          </table:table-cell>
          <table:table-cell table:number-columns-repeated="4"/>
          <table:table-cell table:formula="of:=[.L89]/2" office:value-type="float" office:value="1600.60784313725" calcext:value-type="float">
            <text:p>1600.607843137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table:formula="of:=[.C89]/[.C91]" office:value-type="float" office:value="0.0434245123012083" calcext:value-type="float">
            <text:p>0.0434245123</text:p>
          </table:table-cell>
          <table:table-cell table:style-name="ce7" table:formula="of:=SQRT(([.D89]/[.C91])^2+([.D91]*[.C89]/[.C91]^2)^2)" office:value-type="string" office:string-value="" calcext:value-type="error">
            <text:p>#VALUE!</text:p>
          </table:table-cell>
          <table:table-cell office:value-type="string" calcext:value-type="string">
            <text:p>F/In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7" table:formula="of:=1/[.E92]" office:value-type="float" office:value="23.0284681855178" calcext:value-type="float">
            <text:p>23.0284681855</text:p>
          </table:table-cell>
          <table:table-cell table:style-name="ce7" table:formula="of:=[.F92]/[.E92]^2" office:value-type="string" office:string-value="" calcext:value-type="error">
            <text:p>#VALUE!</text:p>
          </table:table-cell>
          <table:table-cell office:value-type="string" calcext:value-type="string">
            <text:p>In/F</text:p>
          </table:table-cell>
          <table:table-cell table:number-columns-repeated="8"/>
        </table:table-row>
        <table:table-row table:style-name="ro1">
          <table:table-cell/>
          <table:table-cell table:style-name="ce4" table:formula="of:=[.C66]*([.C4]-[.B4])-[.C85]" office:value-type="float" office:value="6515.00420550846" calcext:value-type="float">
            <text:p>6515</text:p>
          </table:table-cell>
          <table:table-cell table:formula="of:=SQRT(([.E66]*([.C4]-[.B4]))^2+(([.C5]+[.B5])*[.C66])^2+[.D85]^2)" office:value-type="string" office:string-value="" calcext:value-type="error">
            <text:p>#VALUE!</text:p>
          </table:table-cell>
          <table:table-cell/>
          <table:table-cell table:style-name="ce7" table:formula="of:=1/[.E90]" office:value-type="float" office:value="0.763342354987872" calcext:value-type="float">
            <text:p>0.763342355</text:p>
          </table:table-cell>
          <table:table-cell table:style-name="ce7" table:formula="of:=[.F90]/[.E90]^2" office:value-type="string" office:string-value="" calcext:value-type="error">
            <text:p>#VALUE!</text:p>
          </table:table-cell>
          <table:table-cell office:value-type="string" calcext:value-type="string">
            <text:p>S/F</text:p>
          </table:table-cell>
          <table:table-cell table:number-columns-repeated="8"/>
        </table:table-row>
        <table:table-row table:style-name="ro1">
          <table:table-cell/>
          <table:table-cell table:style-name="ce4" table:formula="of:=[.H76]*([.H4]-[.G4])" office:value-type="float" office:value="6571.40754475703" calcext:value-type="float">
            <text:p>6571</text:p>
          </table:table-cell>
          <table:table-cell table:formula="of:=SQRT(([.H76]*([.G5]+[.H5]))^2+(([.H4]-[.G4])*[.J76])^2)" office:value-type="float" office:value="664.664962950199" calcext:value-type="float">
            <text:p>664.6649629502</text:p>
          </table:table-cell>
          <table:table-cell table:number-columns-repeated="12"/>
        </table:table-row>
        <table:table-row table:style-name="ro1">
          <table:table-cell/>
          <table:table-cell table:style-name="ce5" table:formula="of:=[.M85]*(730-653)" office:value-type="float" office:value="197445.67948718" calcext:value-type="float">
            <text:p>197446</text:p>
          </table:table-cell>
          <table:table-cell table:formula="of:=SQRT(([.M85]*([.L5]+[.M5]))^2+(([.M4]-[.L4])*[.O85])^2)" office:value-type="float" office:value="3759.55174735534" calcext:value-type="float">
            <text:p>3759.5517473554</text:p>
          </table:table-cell>
          <table:table-cell table:number-columns-repeated="12"/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carga</text:p>
          </table:table-cell>
          <table:table-cell table:style-name="ce2" office:value-type="string" calcext:value-type="string">
            <text:p>theta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igma MERDA</text:p>
          </table:table-cell>
          <table:table-cell table:style-name="ce2" office:value-type="string" calcext:value-type="string">
            <text:p>f(M2)</text:p>
          </table:table-cell>
          <table:table-cell table:style-name="ce2" office:value-type="string" calcext:value-type="string">
            <text:p>erro</text:p>
          </table:table-cell>
          <table:table-cell table:style-name="ce3" office:value-type="string" calcext:value-type="string">
            <text:p>Racios</text:p>
          </table:table-cell>
          <table:table-cell table:style-name="ce3" office:value-type="string" calcext:value-type="string">
            <text:p>erros</text:p>
          </table:table-cell>
          <table:table-cell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8.94" calcext:value-type="float">
            <text:p>18.94</text:p>
          </table:table-cell>
          <table:table-cell table:style-name="ce13" office:value-type="float" office:value="0.0881714" calcext:value-type="float">
            <text:p>0.09</text:p>
          </table:table-cell>
          <table:table-cell table:style-name="ce6" office:value-type="float" office:value="2.00221" calcext:value-type="float">
            <text:p>2.00221</text:p>
          </table:table-cell>
          <table:table-cell table:formula="of:=([.D3]*[.E3]*[.B3]^2/[.I3]/4)^2*( (1-([.F3]/[.G3]*SIN([.C3]))^2  )^0.5   + COS([.C3]) )^2*4/SIN([.C3])^4/(1-([.F3]/[.G3]*SIN([.C3]))^2 )^0.5" office:value-type="float" office:value="4.78640393325727" calcext:value-type="float">
            <text:p>4.7864039333</text:p>
          </table:table-cell>
          <table:table-cell table:formula="of:=1-([.F3]/[.G3]*SIN([.C3]))^2" office:value-type="float" office:value="0.997012343496001" calcext:value-type="float">
            <text:p>0.9970123435</text:p>
          </table:table-cell>
          <table:table-cell table:formula="of:=[.E3]^2*(2*([.K3]^0.5+COS([.C3]))*[.F3]^2*SIN([.C3])^2/[.G3]^3*[.K3]^(-0.5) - [.K3]^(-0.5)*[.F3]^2*SIN([.C3])^2/[.G3]^3*([.K3]^0.5 + COS([.C3]))^2  )/[.K3]*[.H3]" office:value-type="float" office:value="0.0000725316963310992" calcext:value-type="float">
            <text:p>7.25316963310992E-005</text:p>
          </table:table-cell>
          <table:table-cell table:style-name="ce7" table:formula="of:=[.J5]/[.J4]" office:value-type="float" office:value="9.64471466662975" calcext:value-type="float">
            <text:p>9.6447146666</text:p>
          </table:table-cell>
          <table:table-cell table:style-name="ce7" table:formula="of:=SQRT(([.L5]/[.K4])^2+([.K5]*[.L4]/[.K4]^2)^2)" office:value-type="float" office:value="0.000231759286161826" calcext:value-type="float">
            <text:p>0.0002317593</text:p>
          </table:table-cell>
          <table:table-cell office:value-type="string" calcext:value-type="string">
            <text:p>In/S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2.13" calcext:value-type="float">
            <text:p>32.13</text:p>
          </table:table-cell>
          <table:table-cell table:style-name="ce13" office:value-type="float" office:value="0.175714" calcext:value-type="float">
            <text:p>0.18</text:p>
          </table:table-cell>
          <table:table-cell table:style-name="ce6" office:value-type="float" office:value="2.00221" calcext:value-type="float">
            <text:p>2.00221</text:p>
          </table:table-cell>
          <table:table-cell table:formula="of:=([.D4]*[.E4]*[.B4]^2/[.I4]/4)^2*( (1-([.F4]/[.G4]*SIN([.C4]))^2  )^0.5   + COS([.C4]) )^2*4/SIN([.C4])^4/(1-([.F4]/[.G4]*SIN([.C4]))^2 )^0.5" office:value-type="float" office:value="16.0314630558598" calcext:value-type="float">
            <text:p>16.0314630559</text:p>
          </table:table-cell>
          <table:table-cell table:formula="of:=1-([.F4]/[.G4]*SIN([.C4]))^2" office:value-type="float" office:value="0.998961828355958" calcext:value-type="float">
            <text:p>0.9989618284</text:p>
          </table:table-cell>
          <table:table-cell table:formula="of:=[.E4]^2*(2*([.K4]^0.5+COS([.C4]))*[.F4]^2*SIN([.C4])^2/[.G4]^3*[.K4]^(-0.5) - [.K4]^(-0.5)*[.F4]^2*SIN([.C4])^2/[.G4]^3*([.K4]^0.5 + COS([.C4]))^2  )/[.K4]*[.H4]" office:value-type="float" office:value="0.0000960500740142429" calcext:value-type="float">
            <text:p>9.60500740142429E-005</text:p>
          </table:table-cell>
          <table:table-cell table:style-name="ce7" table:formula="of:=[.J3]/[.J4]" office:value-type="float" office:value="0.298563139033511" calcext:value-type="float">
            <text:p>0.298563139</text:p>
          </table:table-cell>
          <table:table-cell table:style-name="ce7" table:formula="of:=SQRT(([.L3]/[.K4])^2+([.L4]*[.K3]/[.K4]^2)^2)" office:value-type="float" office:value="0.000120335123767704" calcext:value-type="float">
            <text:p>0.0001203351</text:p>
          </table:table-cell>
          <table:table-cell office:value-type="string" calcext:value-type="string">
            <text:p>F/S</text:p>
          </table:table-cell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17.37" calcext:value-type="float">
            <text:p>117.37</text:p>
          </table:table-cell>
          <table:table-cell table:style-name="ce13" office:value-type="float" office:value="1.9776" calcext:value-type="float">
            <text:p>1.98</text:p>
          </table:table-cell>
          <table:table-cell table:style-name="ce6" office:value-type="float" office:value="2.00221" calcext:value-type="float">
            <text:p>2.00221</text:p>
          </table:table-cell>
          <table:table-cell table:formula="of:=([.D5]*[.E5]*[.B5]^2/[.I5]/4)^2*( (1-([.F5]/[.G5]*SIN([.C5]))^2  )^0.5   + COS([.C5]) )^2*4/SIN([.C5])^4/(1-([.F5]/[.G5]*SIN([.C5]))^2 )^0.5" office:value-type="float" office:value="154.618886862384" calcext:value-type="float">
            <text:p>154.6188868624</text:p>
          </table:table-cell>
          <table:table-cell table:formula="of:=1-([.F5]/[.G5]*SIN([.C5]))^2" office:value-type="float" office:value="0.999922200571886" calcext:value-type="float">
            <text:p>0.9999222006</text:p>
          </table:table-cell>
          <table:table-cell table:formula="of:=[.E5]^2*(2*([.K5]^0.5+COS([.C5]))*[.F5]^2*SIN([.C5])^2/[.G5]^3*[.K5]^(-0.5) - [.K5]^(-0.5)*[.F5]^2*SIN([.C5])^2/[.G5]^3*([.K5]^0.5 + COS([.C5]))^2  )/[.K5]*[.H5]" office:value-type="float" office:value="0.00021061228736482" calcext:value-type="float">
            <text:p>0.0002106123</text:p>
          </table:table-cell>
          <table:table-cell table:style-name="ce7" table:formula="of:=1/[.M3]" office:value-type="float" office:value="0.103683730889412" calcext:value-type="float">
            <text:p>0.1036837309</text:p>
          </table:table-cell>
          <table:table-cell table:style-name="ce7" table:formula="of:=[.N3]/[.M3]^2" office:value-type="float" office:value="0.00000249148557402806" calcext:value-type="float">
            <text:p>2.49148557402806E-006</text:p>
          </table:table-cell>
          <table:table-cell office:value-type="string" calcext:value-type="string">
            <text:p>S/In</text:p>
          </table:table-cell>
        </table:table-row>
        <table:table-row table:style-name="ro1">
          <table:table-cell table:number-columns-repeated="12"/>
          <table:table-cell table:style-name="ce7" table:formula="of:=[.J3]/[.J5]" office:value-type="float" office:value="0.0309561401610485" calcext:value-type="float">
            <text:p>0.0309561402</text:p>
          </table:table-cell>
          <table:table-cell table:style-name="ce7" table:formula="of:=SQRT(([.K3]/[.J3])^2+([.K5]*[.J3]/[.J3]^2)^2)" office:value-type="float" office:value="0.295012179602603" calcext:value-type="float">
            <text:p>0.2950121796</text:p>
          </table:table-cell>
          <table:table-cell office:value-type="string" calcext:value-type="string">
            <text:p>F/In</text:p>
          </table:table-cell>
        </table:table-row>
        <table:table-row table:style-name="ro1">
          <table:table-cell table:number-columns-repeated="12"/>
          <table:table-cell table:style-name="ce7" table:formula="of:=1/[.M6]" office:value-type="float" office:value="32.3037689711161" calcext:value-type="float">
            <text:p>32.3037689711</text:p>
          </table:table-cell>
          <table:table-cell table:style-name="ce7" table:formula="of:=[.N6]/[.M6]^2" office:value-type="float" office:value="307.855089296284" calcext:value-type="float">
            <text:p>307.8550892963</text:p>
          </table:table-cell>
          <table:table-cell office:value-type="string" calcext:value-type="string">
            <text:p>In/F</text:p>
          </table:table-cell>
        </table:table-row>
        <table:table-row table:style-name="ro1">
          <table:table-cell table:number-columns-repeated="12"/>
          <table:table-cell table:style-name="ce7" table:formula="of:=1/[.M4]" office:value-type="float" office:value="3.34937528871492" calcext:value-type="float">
            <text:p>3.3493752887</text:p>
          </table:table-cell>
          <table:table-cell table:style-name="ce7" table:formula="of:=[.N4]/[.M4]^2" office:value-type="float" office:value="0.00134995730288983" calcext:value-type="float">
            <text:p>0.0013499573</text:p>
          </table:table-cell>
          <table:table-cell office:value-type="string" calcext:value-type="string">
            <text:p>S/F</text:p>
          </table:table-cell>
        </table:table-row>
        <table:table-row table:style-name="ro3">
          <table:table-cell table:style-name="ce8" office:value-type="string" calcext:value-type="string">
            <text:p>Estequeometria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/S</text:p>
          </table:table-cell>
          <table:table-cell table:formula="of:=[Sheet1.E89]/[.M3]" office:value-type="float" office:value="3.1279248197626" calcext:value-type="float">
            <text:p>3.1279248198</text:p>
          </table:table-cell>
          <table:table-cell table:formula="of:=SQRT(([Sheet1.F89]/[.M3])^2+([.N3]*[Sheet1.E89]/[.M3]^2)^2)" office:value-type="float" office:value="0.316718838771994" calcext:value-type="float">
            <text:p>0.3167188388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F/S</text:p>
          </table:table-cell>
          <table:table-cell table:formula="of:=[Sheet1.E90]/[.M4]" office:value-type="float" office:value="4.38777603106818" calcext:value-type="float">
            <text:p>4.3877760311</text:p>
          </table:table-cell>
          <table:table-cell table:formula="of:=SQRT(([Sheet1.F90]/[.M4])^2+([.N4]*[Sheet1.E90]/[.M4]^2)^2)" office:value-type="string" office:string-value="" calcext:value-type="error">
            <text:p>#VALUE!</text:p>
          </table:table-cell>
          <table:table-cell table:number-columns-repeated="2"/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S/In</text:p>
          </table:table-cell>
          <table:table-cell table:formula="of:=1/[.B12]" office:value-type="float" office:value="0.319700778510366" calcext:value-type="float">
            <text:p>0.3197007785</text:p>
          </table:table-cell>
          <table:table-cell table:formula="of:=[.C12]/[.B12]^2" office:value-type="float" office:value="0.0323713852342494" calcext:value-type="float">
            <text:p>0.03237138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/In</text:p>
          </table:table-cell>
          <table:table-cell table:formula="of:=[Sheet1.E92]/[.M6]" office:value-type="float" office:value="1.40277541306162" calcext:value-type="float">
            <text:p>1.4027754131</text:p>
          </table:table-cell>
          <table:table-cell table:formula="of:=SQRT(([Sheet1.F92]/[.M6])^2+([.N6]*[Sheet1.E92]/[.M6]^2)^2)" office:value-type="string" office:string-value="" calcext:value-type="error">
            <text:p>#VALUE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/F</text:p>
          </table:table-cell>
          <table:table-cell table:formula="of:=1/[.B15]" office:value-type="float" office:value="0.712872488845135" calcext:value-type="float">
            <text:p>0.7128724888</text:p>
          </table:table-cell>
          <table:table-cell table:formula="of:=[.C15]/[.B15]^2" office:value-type="string" office:string-value="" calcext:value-type="error">
            <text:p>#VALUE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/F</text:p>
          </table:table-cell>
          <table:table-cell table:formula="of:=1/[.B13]" office:value-type="float" office:value="0.227905889662412" calcext:value-type="float">
            <text:p>0.2279058897</text:p>
          </table:table-cell>
          <table:table-cell table:formula="of:=[.C13]/[.B13]^2" office:value-type="string" office:string-value="" calcext:value-type="error">
            <text:p>#VALUE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3">
          <table:table-cell table:style-name="ce8" office:value-type="string" calcext:value-type="string">
            <text:p>Percentagens estequiometricas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Exp</text:p>
          </table:table-cell>
          <table:table-cell table:style-name="ce7" office:value-type="string" calcext:value-type="string">
            <text:p>F</text:p>
          </table:table-cell>
          <table:table-cell table:style-name="ce10" table:formula="of:=1/(1+[.B16]+[.B17])" office:value-type="percentage" office:value="0.515257182929355" calcext:value-type="percentage">
            <text:p>51.53%</text:p>
          </table:table-cell>
          <table:table-cell table:style-name="ce10" table:formula="of:=SQRT([.C16]^2+[.C17]^2)/(1+[.B16]+[.B17])^2" office:value-type="string" office:string-value="" calcext:value-type="error">
            <text:p>#VALUE!</text:p>
          </table:table-cell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S</text:p>
          </table:table-cell>
          <table:table-cell table:style-name="ce10" table:formula="of:=1/(1+[.B12]+[.B13])" office:value-type="percentage" office:value="0.117430146680463" calcext:value-type="percentage">
            <text:p>11.74%</text:p>
          </table:table-cell>
          <table:table-cell table:style-name="ce10" table:formula="of:=SQRT([.C12]^2+[.C13]^2)/(1+[.B12]+[.B13])^2" office:value-type="string" office:string-value="" calcext:value-type="error">
            <text:p>#VALUE!</text:p>
          </table:table-cell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In</text:p>
          </table:table-cell>
          <table:table-cell table:style-name="ce10" table:formula="of:=1/(1+[.B14]+[.B15])" office:value-type="percentage" office:value="0.367312670390182" calcext:value-type="percentage">
            <text:p>36.73%</text:p>
          </table:table-cell>
          <table:table-cell table:style-name="ce10" table:formula="of:=SQRT([.C14]^2+[.C15]^2)/(1+[.B14]+[.B15])^2" office:value-type="string" office:string-value="" calcext:value-type="error">
            <text:p>#VALUE!</text:p>
          </table:table-cell>
          <table:table-cell table:number-columns-repeated="11"/>
        </table:table-row>
        <table:table-row table:style-name="ro1">
          <table:table-cell table:style-name="ce9" office:value-type="string" calcext:value-type="string">
            <text:p>Teo</text:p>
          </table:table-cell>
          <table:table-cell table:style-name="ce9" office:value-type="string" calcext:value-type="string">
            <text:p>F</text:p>
          </table:table-cell>
          <table:table-cell table:style-name="ce11" office:value-type="percentage" office:value="0.55" calcext:value-type="percentage">
            <text:p>55.00%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9"/>
          <table:table-cell table:style-name="ce9" office:value-type="string" calcext:value-type="string">
            <text:p>S</text:p>
          </table:table-cell>
          <table:table-cell table:style-name="ce11" office:value-type="percentage" office:value="0.11" calcext:value-type="percentage">
            <text:p>11.00%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9"/>
          <table:table-cell table:style-name="ce9" office:value-type="string" calcext:value-type="string">
            <text:p>In</text:p>
          </table:table-cell>
          <table:table-cell table:style-name="ce11" office:value-type="percentage" office:value="0.34" calcext:value-type="percentage">
            <text:p>34.00%</text:p>
          </table:table-cell>
          <table:table-cell table:style-name="ce9"/>
          <table:table-cell table:number-columns-repeated="11"/>
        </table:table-row>
      </table:table>
      <table:table table:name="Sheet3" table:style-name="ta1">
        <table:table-column table:style-name="co1" table:number-columns-repeated="12" table:default-cell-style-name="Default"/>
        <table:table-column table:style-name="co1" table:number-columns-repeated="2" table:default-cell-style-name="ce7"/>
        <table:table-column table:style-name="co1" table:default-cell-style-name="ce10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leme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Altura bg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Altura total</text:p>
          </table:table-cell>
          <table:table-cell office:value-type="string" calcext:value-type="string">
            <text:p>sigma merda</text:p>
          </table:table-cell>
          <table:table-cell table:number-columns-repeated="3"/>
          <table:table-cell office:value-type="string" calcext:value-type="string">
            <text:p>Exp</text:p>
          </table:table-cell>
          <table:table-cell office:value-type="string" calcext:value-type="string">
            <text:p>F</text:p>
          </table:table-cell>
          <table:table-cell table:formula="of:=1/(1+[.J6]+[.J7])" office:value-type="percentage" office:value="0.604601940051348" calcext:value-type="percentage">
            <text:p>60.46%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31.8" calcext:value-type="float">
            <text:p>331.8</text:p>
          </table:table-cell>
          <table:table-cell office:value-type="float" office:value="0.2281" calcext:value-type="float">
            <text:p>0.2281</text:p>
          </table:table-cell>
          <table:table-cell office:value-type="float" office:value="1457" calcext:value-type="float">
            <text:p>1457</text:p>
          </table:table-cell>
          <table:table-cell office:value-type="float" office:value="38.170669368" calcext:value-type="float">
            <text:p>38.170669368</text:p>
          </table:table-cell>
          <table:table-cell table:formula="of:=[.B9]*332+[.B10]" office:value-type="float" office:value="1275.972" calcext:value-type="float">
            <text:p>1275.972</text:p>
          </table:table-cell>
          <table:table-cell table:formula="of:=[.C9]*332+[.E2]*ABS([.B9])+[.C10]" office:value-type="float" office:value="73.270767337272" calcext:value-type="float">
            <text:p>73.2707673373</text:p>
          </table:table-cell>
          <table:table-cell table:formula="of:=[.D2]-[.F2]" office:value-type="float" office:value="181.028" calcext:value-type="float">
            <text:p>181.028</text:p>
          </table:table-cell>
          <table:table-cell office:value-type="float" office:value="4.78640393325727" calcext:value-type="float">
            <text:p>4.7864039333</text:p>
          </table:table-cell>
          <table:table-cell table:formula="of:=[.H4]/[.H3]*[.I3]/[.I4]" office:value-type="float" office:value="2.84979264221286" calcext:value-type="float">
            <text:p>2.8497926422</text:p>
          </table:table-cell>
          <table:table-cell office:value-type="string" calcext:value-type="string">
            <text:p>In/S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formula="of:=1/(1+[.J3]+[.J2])" office:value-type="percentage" office:value="0.102706326468892" calcext:value-type="percentage">
            <text:p>10.27%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92" calcext:value-type="float">
            <text:p>492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103" calcext:value-type="float">
            <text:p>103</text:p>
          </table:table-cell>
          <table:table-cell office:value-type="float" office:value="10.1488915651" calcext:value-type="float">
            <text:p>10.14889156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" office:value-type="float" office:value="103" calcext:value-type="float">
            <text:p>103</text:p>
          </table:table-cell>
          <table:table-cell office:value-type="float" office:value="16.0314630558598" calcext:value-type="float">
            <text:p>16.0314630559</text:p>
          </table:table-cell>
          <table:table-cell table:formula="of:=[.H2]/[.H3]*[.I3]/[.I2]" office:value-type="float" office:value="5.88670592005325" calcext:value-type="float">
            <text:p>5.8867059201</text:p>
          </table:table-cell>
          <table:table-cell office:value-type="string" calcext:value-type="string">
            <text:p>F/S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formula="of:=1/(1+[.J4]+[.J5])" office:value-type="percentage" office:value="0.29269173347976" calcext:value-type="percentage">
            <text:p>29.27%</text:p>
          </table:table-cell>
          <table:table-cell table:style-name="ce10"/>
          <table:table-cell office:value-type="string" calcext:value-type="string">
            <text:p>ALTURA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720.3" calcext:value-type="float">
            <text:p>720.3</text:p>
          </table:table-cell>
          <table:table-cell office:value-type="float" office:value="0.002921" calcext:value-type="float">
            <text:p>0.002921</text:p>
          </table:table-cell>
          <table:table-cell office:value-type="float" office:value="2831" calcext:value-type="float">
            <text:p>2831</text:p>
          </table:table-cell>
          <table:table-cell office:value-type="float" office:value="53.2071423777" calcext:value-type="float">
            <text:p>53.20714237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]" office:value-type="float" office:value="2831" calcext:value-type="float">
            <text:p>2831</text:p>
          </table:table-cell>
          <table:table-cell office:value-type="float" office:value="154.618886862384" calcext:value-type="float">
            <text:p>154.6188868624</text:p>
          </table:table-cell>
          <table:table-cell table:formula="of:=1/[.J2]" office:value-type="float" office:value="0.350902723653431" calcext:value-type="float">
            <text:p>0.3509027237</text:p>
          </table:table-cell>
          <table:table-cell office:value-type="string" calcext:value-type="string">
            <text:p>S/In</text:p>
          </table:table-cell>
          <table:table-cell/>
          <table:table-cell table:style-name="ce9" office:value-type="string" calcext:value-type="string">
            <text:p>Teo</text:p>
          </table:table-cell>
          <table:table-cell table:style-name="ce9" office:value-type="string" calcext:value-type="string">
            <text:p>F</text:p>
          </table:table-cell>
          <table:table-cell table:style-name="ce11" office:value-type="percentage" office:value="0.55" calcext:value-type="percentage">
            <text:p>55.00%</text:p>
          </table:table-cell>
          <table:table-cell table:style-name="ce9"/>
          <table:table-cell/>
        </table:table-row>
        <table:table-row table:style-name="ro1">
          <table:table-cell table:number-columns-repeated="9"/>
          <table:table-cell table:formula="of:=[.H2]/[.H4]*[.I4]/[.I2]" office:value-type="float" office:value="2.06566114069346" calcext:value-type="float">
            <text:p>2.0656611407</text:p>
          </table:table-cell>
          <table:table-cell office:value-type="string" calcext:value-type="string">
            <text:p>F/In</text:p>
          </table:table-cell>
          <table:table-cell/>
          <table:table-cell table:style-name="ce9"/>
          <table:table-cell table:style-name="ce9" office:value-type="string" calcext:value-type="string">
            <text:p>S</text:p>
          </table:table-cell>
          <table:table-cell table:style-name="ce11" office:value-type="percentage" office:value="0.11" calcext:value-type="percentage">
            <text:p>11.00%</text:p>
          </table:table-cell>
          <table:table-cell table:style-name="ce9"/>
          <table:table-cell/>
        </table:table-row>
        <table:table-row table:style-name="ro1">
          <table:table-cell table:number-columns-repeated="9"/>
          <table:table-cell table:formula="of:=1/[.J5]" office:value-type="float" office:value="0.484106507258151" calcext:value-type="float">
            <text:p>0.4841065073</text:p>
          </table:table-cell>
          <table:table-cell office:value-type="string" calcext:value-type="string">
            <text:p>In/F</text:p>
          </table:table-cell>
          <table:table-cell/>
          <table:table-cell table:style-name="ce9"/>
          <table:table-cell table:style-name="ce9" office:value-type="string" calcext:value-type="string">
            <text:p>In</text:p>
          </table:table-cell>
          <table:table-cell table:style-name="ce11" office:value-type="percentage" office:value="0.34" calcext:value-type="percentage">
            <text:p>34.00%</text:p>
          </table:table-cell>
          <table:table-cell table:style-name="ce9"/>
          <table:table-cell/>
        </table:table-row>
        <table:table-row table:style-name="ro1">
          <table:table-cell table:number-columns-repeated="9"/>
          <table:table-cell table:formula="of:=1/[.J3]" office:value-type="float" office:value="0.169874291935235" calcext:value-type="float">
            <text:p>0.1698742919</text:p>
          </table:table-cell>
          <table:table-cell office:value-type="string" calcext:value-type="string">
            <text:p>S/F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H = a*canal + b</text:p>
          </table:table-cell>
          <table:table-cell table:number-columns-repeated="11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.729" calcext:value-type="float">
            <text:p>-1.729</text:p>
          </table:table-cell>
          <table:table-cell office:value-type="float" office:value="0.01099" calcext:value-type="float">
            <text:p>0.01099</text:p>
          </table:table-cell>
          <table:table-cell table:number-columns-repeated="9"/>
          <table:table-cell office:value-type="string" calcext:value-type="string">
            <text:p>Exp</text:p>
          </table:table-cell>
          <table:table-cell office:value-type="string" calcext:value-type="string">
            <text:p>F</text:p>
          </table:table-cell>
          <table:table-cell office:value-type="percentage" office:value="0.515257182929355" calcext:value-type="percentage">
            <text:p>51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850" calcext:value-type="float">
            <text:p>1850</text:p>
          </table:table-cell>
          <table:table-cell office:value-type="float" office:value="3.625" calcext:value-type="float">
            <text:p>3.625</text:p>
          </table:table-cell>
          <table:table-cell table:number-columns-repeated="10"/>
          <table:table-cell office:value-type="string" calcext:value-type="string">
            <text:p>S</text:p>
          </table:table-cell>
          <table:table-cell office:value-type="percentage" office:value="0.117430146680463" calcext:value-type="percentage">
            <text:p>11.74%</text:p>
          </table:table-cell>
          <table:table-cell office:value-type="string" calcext:value-type="string">
            <text:p>AREA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</text:p>
          </table:table-cell>
          <table:table-cell office:value-type="percentage" office:value="0.367312670390182" calcext:value-type="percentage">
            <text:p>36.73%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 office:value-type="string" calcext:value-type="string">
            <text:p>Teo</text:p>
          </table:table-cell>
          <table:table-cell table:style-name="ce9" office:value-type="string" calcext:value-type="string">
            <text:p>F</text:p>
          </table:table-cell>
          <table:table-cell table:style-name="ce11" office:value-type="percentage" office:value="0.55" calcext:value-type="percentage">
            <text:p>55.00%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/>
          <table:table-cell table:style-name="ce9" office:value-type="string" calcext:value-type="string">
            <text:p>S</text:p>
          </table:table-cell>
          <table:table-cell table:style-name="ce11" office:value-type="percentage" office:value="0.11" calcext:value-type="percentage">
            <text:p>11.00%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9"/>
          <table:table-cell table:style-name="ce9" office:value-type="string" calcext:value-type="string">
            <text:p>In</text:p>
          </table:table-cell>
          <table:table-cell table:style-name="ce11" office:value-type="percentage" office:value="0.34" calcext:value-type="percentage">
            <text:p>34.00%</text:p>
          </table:table-cell>
          <table:table-cell table:number-columns-repeated="2"/>
        </table:table-row>
      </table:table>
      <table:table table:name="Sheet4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ara o F é necessário estimar também a área do </text:p>
          </table:table-cell>
          <table:table-cell table:number-columns-repeated="5"/>
          <table:table-cell office:value-type="string" calcext:value-type="string">
            <text:p>Extrem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kground. Para isso fiz um fit que dá a seguinte 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274.2" calcext:value-type="float">
            <text:p>274.2</text:p>
          </table:table-cell>
          <table:table-cell office:value-type="float" office:value="0.4334" calcext:value-type="float">
            <text:p>0.4334</text:p>
          </table:table-cell>
          <table:table-cell office:value-type="float" office:value="345.5" calcext:value-type="float">
            <text:p>345.5</text:p>
          </table:table-cell>
          <table:table-cell office:value-type="float" office:value="1.645" calcext:value-type="float">
            <text:p>1.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ção: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float" office:value="427.3" calcext:value-type="float">
            <text:p>427.3</text:p>
          </table:table-cell>
          <table:table-cell office:value-type="float" office:value="0.168" calcext:value-type="float">
            <text:p>0.168</text:p>
          </table:table-cell>
          <table:table-cell office:value-type="float" office:value="499.6" calcext:value-type="float">
            <text:p>499.6</text:p>
          </table:table-cell>
          <table:table-cell office:value-type="float" office:value="0.5278" calcext:value-type="float">
            <text:p>0.5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 = a*canal + b</text:p>
          </table:table-cell>
          <table:table-cell table:number-columns-repeated="4"/>
          <table:table-cell office:value-type="string" calcext:value-type="string">
            <text:p>In</text:p>
          </table:table-cell>
          <table:table-cell office:value-type="float" office:value="629.7" calcext:value-type="float">
            <text:p>629.7</text:p>
          </table:table-cell>
          <table:table-cell office:value-type="float" office:value="0.07348" calcext:value-type="float">
            <text:p>0.07348</text:p>
          </table:table-cell>
          <table:table-cell office:value-type="float" office:value="747.7" calcext:value-type="float">
            <text:p>747.7</text:p>
          </table:table-cell>
          <table:table-cell office:value-type="float" office:value="0.08214" calcext:value-type="float">
            <text:p>0.08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.19" calcext:value-type="float">
            <text:p>-2.19</text:p>
          </table:table-cell>
          <table:table-cell office:value-type="float" office:value="0.01458" calcext:value-type="float">
            <text:p>0.014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145" calcext:value-type="float">
            <text:p>2145</text:p>
          </table:table-cell>
          <table:table-cell office:value-type="float" office:value="4.966" calcext:value-type="float">
            <text:p>4.966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ltura left</text:p>
          </table:table-cell>
          <table:table-cell table:formula="of:=[.B7]*[.G4]+[.B8]" office:value-type="float" office:value="1544.502" calcext:value-type="float">
            <text:p>1544.502</text:p>
          </table:table-cell>
          <table:table-cell table:formula="of:=SQRT((ABS([.B7])*[.H4])^2+([.G4]*[.C7])^2+[.C8]^2)" office:value-type="float" office:value="6.44551990239826" calcext:value-type="float">
            <text:p>6.44551990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tura right</text:p>
          </table:table-cell>
          <table:table-cell table:formula="of:=[.B7]*[.I4]+[.B8]" office:value-type="float" office:value="1388.355" calcext:value-type="float">
            <text:p>1388.355</text:p>
          </table:table-cell>
          <table:table-cell table:formula="of:=SQRT((ABS([.B7])*[.J4])^2+([.I4]*[.C7])^2+[.C8]^2)" office:value-type="float" office:value="7.93818748295856" calcext:value-type="float">
            <text:p>7.9381874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Área bg</text:p>
          </table:table-cell>
          <table:table-cell table:formula="of:=([.B10]+[.B11])/2*([.I4]-[.G4])" office:value-type="float" office:value="104556.35205" calcext:value-type="float">
            <text:p>104556.35205</text:p>
          </table:table-cell>
          <table:table-cell table:formula="of:=SQRT((([.C10]+[.C11])/2*([.I4]-[.G4]))^2+(([.H4]+[.J4])*([.B11]+[.B10])/2)^2)" office:value-type="float" office:value="3090.66007058678" calcext:value-type="float">
            <text:p>3090.6600705868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ACABEI POR INTEGRAR A PARTIR DO MATHEMATICA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Elemento</text:p>
          </table:table-cell>
          <table:table-cell table:style-name="ce3" office:value-type="string" calcext:value-type="string">
            <text:p>Área</text:p>
          </table:table-cell>
          <table:table-cell table:style-name="ce3" office:value-type="string" calcext:value-type="string">
            <text:p>Erro</text:p>
          </table:table-cell>
          <table:table-cell table:style-name="ce3" office:value-type="string" calcext:value-type="string">
            <text:p>Rácios</text:p>
          </table:table-cell>
          <table:table-cell table:style-name="ce3" office:value-type="string" calcext:value-type="string">
            <text:p>Erro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4" table:formula="of:=115129-[.B12]" office:value-type="float" office:value="10572.64795" calcext:value-type="float">
            <text:p>10573</text:p>
          </table:table-cell>
          <table:table-cell table:style-name="ce4" table:formula="of:=SQRT(2878.03^2 + [.C12]^2)" office:value-type="float" office:value="4223.17846566061" calcext:value-type="float">
            <text:p>4223</text:p>
          </table:table-cell>
          <table:table-cell table:style-name="ce7" table:formula="of:=[.B18]/[.B17]" office:value-type="float" office:value="29.5594179212371" calcext:value-type="float">
            <text:p>29.5594179212</text:p>
          </table:table-cell>
          <table:table-cell table:style-name="ce7" table:formula="of:=SQRT(([.C18]/[.B17])^2 + ([.B18]/[.B17]^2*[.C17])^2)" office:value-type="float" office:value="2.8370790220854" calcext:value-type="float">
            <text:p>2.8370790221</text:p>
          </table:table-cell>
          <table:table-cell office:value-type="string" calcext:value-type="string">
            <text:p>In/S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4" office:value-type="float" office:value="7954.25" calcext:value-type="float">
            <text:p>7954</text:p>
          </table:table-cell>
          <table:table-cell table:style-name="ce4" office:value-type="float" office:value="748.496" calcext:value-type="float">
            <text:p>748</text:p>
          </table:table-cell>
          <table:table-cell table:style-name="ce7" table:formula="of:=[.B16]/[.B17]" office:value-type="float" office:value="1.32918225476946" calcext:value-type="float">
            <text:p>1.3291822548</text:p>
          </table:table-cell>
          <table:table-cell table:style-name="ce7" table:formula="of:=SQRT(([.C16]/[.B17])^2+([.B16]*[.C17]/[.B17]^2)^2)" office:value-type="float" office:value="0.545467262598969" calcext:value-type="float">
            <text:p>0.5454672626</text:p>
          </table:table-cell>
          <table:table-cell office:value-type="string" calcext:value-type="string">
            <text:p>F/S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4" office:value-type="float" office:value="235123" calcext:value-type="float">
            <text:p>235123</text:p>
          </table:table-cell>
          <table:table-cell table:style-name="ce4" office:value-type="float" office:value="4443.17" calcext:value-type="float">
            <text:p>4443</text:p>
          </table:table-cell>
          <table:table-cell table:style-name="ce7" table:formula="of:=1/[.D16]" office:value-type="float" office:value="0.033830165487851" calcext:value-type="float">
            <text:p>0.0338301655</text:p>
          </table:table-cell>
          <table:table-cell table:style-name="ce7" table:formula="of:=[.E16]/[.D16]^2" office:value-type="float" office:value="0.00324698047420965" calcext:value-type="float">
            <text:p>0.0032469805</text:p>
          </table:table-cell>
          <table:table-cell office:value-type="string" calcext:value-type="string">
            <text:p>S/In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7" table:formula="of:=[.B16]/[.B18]" office:value-type="float" office:value="0.0449664556423658" calcext:value-type="float">
            <text:p>0.0449664556</text:p>
          </table:table-cell>
          <table:table-cell table:style-name="ce7" table:formula="of:=SQRT(([.C16]/[.B18])^2+([.C18]*[.B16]/[.B18]^2)^2)" office:value-type="float" office:value="0.0179816599165475" calcext:value-type="float">
            <text:p>0.0179816599</text:p>
          </table:table-cell>
          <table:table-cell office:value-type="string" calcext:value-type="string">
            <text:p>F/In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7" table:formula="of:=1/[.D19]" office:value-type="float" office:value="22.2387996944512" calcext:value-type="float">
            <text:p>22.2387996945</text:p>
          </table:table-cell>
          <table:table-cell table:style-name="ce7" table:formula="of:=[.E19]/[.D19]^2" office:value-type="float" office:value="8.89308546438069" calcext:value-type="float">
            <text:p>8.8930854644</text:p>
          </table:table-cell>
          <table:table-cell office:value-type="string" calcext:value-type="string">
            <text:p>In/F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2"/>
          <table:table-cell table:style-name="ce7" table:formula="of:=1/[.D17]" office:value-type="float" office:value="0.752342273914456" calcext:value-type="float">
            <text:p>0.7523422739</text:p>
          </table:table-cell>
          <table:table-cell table:style-name="ce7" table:formula="of:=[.E17]/[.D17]^2" office:value-type="float" office:value="0.308744778390665" calcext:value-type="float">
            <text:p>0.3087447784</text:p>
          </table:table-cell>
          <table:table-cell office:value-type="string" calcext:value-type="string">
            <text:p>S/F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 table:style-name="ce5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carga</text:p>
          </table:table-cell>
          <table:table-cell table:style-name="ce2" office:value-type="string" calcext:value-type="string">
            <text:p>theta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igma MERDA</text:p>
          </table:table-cell>
          <table:table-cell table:style-name="ce2" office:value-type="string" calcext:value-type="string">
            <text:p>f(M2)</text:p>
          </table:table-cell>
          <table:table-cell table:style-name="ce2" office:value-type="string" calcext:value-type="string">
            <text:p>erro</text:p>
          </table:table-cell>
          <table:table-cell table:style-name="ce3" office:value-type="string" calcext:value-type="string">
            <text:p>Racios</text:p>
          </table:table-cell>
          <table:table-cell table:style-name="ce3" office:value-type="string" calcext:value-type="string">
            <text:p>erros</text:p>
          </table:table-cell>
          <table:table-cell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9.05" calcext:value-type="float">
            <text:p>19.05</text:p>
          </table:table-cell>
          <table:table-cell table:style-name="ce13" office:value-type="float" office:value="0.13" calcext:value-type="float">
            <text:p>0.13</text:p>
          </table:table-cell>
          <table:table-cell table:style-name="ce6" office:value-type="float" office:value="2.00221" calcext:value-type="float">
            <text:p>2.00221</text:p>
          </table:table-cell>
          <table:table-cell table:formula="of:=([.D26]*[.E26]*[.B26]^2/[.I26]/4)^2*( (1-([.F26]/[.G26]*SIN([.C26]))^2  )^0.5   + COS([.C26]) )^2*4/SIN([.C26])^4/(1-([.F26]/[.G26]*SIN([.C26]))^2 )^0.5" office:value-type="float" office:value="4.79138481879133" calcext:value-type="float">
            <text:p>4.7913848188</text:p>
          </table:table-cell>
          <table:table-cell table:formula="of:=1-([.F26]/[.G26]*SIN([.C26]))^2" office:value-type="float" office:value="0.997046747000426" calcext:value-type="float">
            <text:p>0.997046747</text:p>
          </table:table-cell>
          <table:table-cell table:formula="of:=[.E26]^2*(2*([.K26]^0.5+COS([.C26]))*[.F26]^2*SIN([.C26])^2/[.G26]^3*[.K26]^(-0.5) - [.K26]^(-0.5)*[.F26]^2*SIN([.C26])^2/[.G26]^3*([.K26]^0.5 + COS([.C26]))^2  )/[.K26]*[.H26]" office:value-type="float" office:value="0.000105148178105038" calcext:value-type="float">
            <text:p>0.0001051482</text:p>
          </table:table-cell>
          <table:table-cell table:style-name="ce7" table:formula="of:=[.J28]/[.J27]" office:value-type="float" office:value="9.64645560670967" calcext:value-type="float">
            <text:p>9.6464556067</text:p>
          </table:table-cell>
          <table:table-cell table:style-name="ce7" table:formula="of:=SQRT(  ([.L28]/[.J27])^2  + ([.L27]*[.J28]/[.J27]^2)^2     )" office:value-type="float" office:value="0.0000676780694695181" calcext:value-type="float">
            <text:p>6.76780694695181E-005</text:p>
          </table:table-cell>
          <table:table-cell office:value-type="string" calcext:value-type="string">
            <text:p>In/S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2.034" calcext:value-type="float">
            <text:p>32.03</text:p>
          </table:table-cell>
          <table:table-cell table:style-name="ce13" office:value-type="float" office:value="0.2" calcext:value-type="float">
            <text:p>0.20</text:p>
          </table:table-cell>
          <table:table-cell table:style-name="ce6" office:value-type="float" office:value="2.00221" calcext:value-type="float">
            <text:p>2.00221</text:p>
          </table:table-cell>
          <table:table-cell table:formula="of:=([.D27]*[.E27]*[.B27]^2/[.I27]/4)^2*( (1-([.F27]/[.G27]*SIN([.C27]))^2  )^0.5   + COS([.C27]) )^2*4/SIN([.C27])^4/(1-([.F27]/[.G27]*SIN([.C27]))^2 )^0.5" office:value-type="float" office:value="16.028534159641" calcext:value-type="float">
            <text:p>16.0285341596</text:p>
          </table:table-cell>
          <table:table-cell table:formula="of:=1-([.F27]/[.G27]*SIN([.C27]))^2" office:value-type="float" office:value="0.998955596613692" calcext:value-type="float">
            <text:p>0.9989555966</text:p>
          </table:table-cell>
          <table:table-cell table:formula="of:=[.E27]^2*(2*([.K27]^0.5+COS([.C27]))*[.F27]^2*SIN([.C27])^2/[.G27]^3*[.K27]^(-0.5) - [.K27]^(-0.5)*[.F27]^2*SIN([.C27])^2/[.G27]^3*([.K27]^0.5 + COS([.C27]))^2  )/[.K27]*[.H27]" office:value-type="float" office:value="0.0001103022563589" calcext:value-type="float">
            <text:p>0.0001103023</text:p>
          </table:table-cell>
          <table:table-cell table:style-name="ce7" table:formula="of:=[.J26]/[.J27]" office:value-type="float" office:value="0.298928446673295" calcext:value-type="float">
            <text:p>0.2989284467</text:p>
          </table:table-cell>
          <table:table-cell table:style-name="ce7" table:formula="of:=SQRT(  ([.L26]/[.J27])^2  +( [.L27]*[.J26]/[.J27]^2)^2   )" office:value-type="float" office:value="0.00000687503610352178" calcext:value-type="float">
            <text:p>0.000006875</text:p>
          </table:table-cell>
          <table:table-cell office:value-type="string" calcext:value-type="string">
            <text:p>F/S</text:p>
          </table:table-cell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17.312" calcext:value-type="float">
            <text:p>117.31</text:p>
          </table:table-cell>
          <table:table-cell table:style-name="ce13" office:value-type="float" office:value="1.98" calcext:value-type="float">
            <text:p>1.98</text:p>
          </table:table-cell>
          <table:table-cell table:style-name="ce6" office:value-type="float" office:value="2.00221" calcext:value-type="float">
            <text:p>2.00221</text:p>
          </table:table-cell>
          <table:table-cell table:formula="of:=([.D28]*[.E28]*[.B28]^2/[.I28]/4)^2*( (1-([.F28]/[.G28]*SIN([.C28]))^2  )^0.5   + COS([.C28]) )^2*4/SIN([.C28])^4/(1-([.F28]/[.G28]*SIN([.C28]))^2 )^0.5" office:value-type="float" office:value="154.618543211607" calcext:value-type="float">
            <text:p>154.6185432116</text:p>
          </table:table-cell>
          <table:table-cell table:formula="of:=1-([.F28]/[.G28]*SIN([.C28]))^2" office:value-type="float" office:value="0.999922123623538" calcext:value-type="float">
            <text:p>0.9999221236</text:p>
          </table:table-cell>
          <table:table-cell table:formula="of:=[.E28]^2*(2*([.K28]^0.5+COS([.C28]))*[.F28]^2*SIN([.C28])^2/[.G28]^3*[.K28]^(-0.5) - [.K28]^(-0.5)*[.F28]^2*SIN([.C28])^2/[.G28]^3*([.K28]^0.5 + COS([.C28]))^2  )/[.K28]*[.H28]" office:value-type="float" office:value="0.000211180593579382" calcext:value-type="float">
            <text:p>0.0002111806</text:p>
          </table:table-cell>
          <table:table-cell table:style-name="ce7" table:formula="of:=1/[.M26]" office:value-type="float" office:value="0.103665018611027" calcext:value-type="float">
            <text:p>0.1036650186</text:p>
          </table:table-cell>
          <table:table-cell table:style-name="ce7" table:formula="of:=[.N26]/[.M26]^2" office:value-type="float" office:value="0.000000727298047817274" calcext:value-type="float">
            <text:p>7.27298047817274E-007</text:p>
          </table:table-cell>
          <table:table-cell office:value-type="string" calcext:value-type="string">
            <text:p>S/In</text:p>
          </table:table-cell>
        </table:table-row>
        <table:table-row table:style-name="ro1">
          <table:table-cell table:number-columns-repeated="12"/>
          <table:table-cell table:style-name="ce7" table:formula="of:=[.J26]/[.J28]" office:value-type="float" office:value="0.0309884229877524" calcext:value-type="float">
            <text:p>0.030988423</text:p>
          </table:table-cell>
          <table:table-cell table:style-name="ce7" table:formula="of:=SQRT(  ([.L26]/[.J28])^2  + ( [.L28]*[.J26]/[.J28]^2 )^2 )" office:value-type="float" office:value="0.000000681364762459372" calcext:value-type="float">
            <text:p>6.81364762459372E-007</text:p>
          </table:table-cell>
          <table:table-cell office:value-type="string" calcext:value-type="string">
            <text:p>F/In</text:p>
          </table:table-cell>
        </table:table-row>
        <table:table-row table:style-name="ro1">
          <table:table-cell table:number-columns-repeated="12"/>
          <table:table-cell table:style-name="ce7" table:formula="of:=1/[.M29]" office:value-type="float" office:value="32.2701158556933" calcext:value-type="float">
            <text:p>32.2701158557</text:p>
          </table:table-cell>
          <table:table-cell table:style-name="ce7" table:formula="of:=[.N29]/[.M29]^2" office:value-type="float" office:value="0.000709546266140783" calcext:value-type="float">
            <text:p>0.0007095463</text:p>
          </table:table-cell>
          <table:table-cell office:value-type="string" calcext:value-type="string">
            <text:p>In/F</text:p>
          </table:table-cell>
        </table:table-row>
        <table:table-row table:style-name="ro1">
          <table:table-cell table:number-columns-repeated="12"/>
          <table:table-cell table:style-name="ce7" table:formula="of:=1/[.M27]" office:value-type="float" office:value="3.34528216076043" calcext:value-type="float">
            <text:p>3.3452821608</text:p>
          </table:table-cell>
          <table:table-cell table:style-name="ce7" table:formula="of:=[.N27]/[.M27]^2" office:value-type="float" office:value="0.0000769379290851879" calcext:value-type="float">
            <text:p>7.69379290851879E-005</text:p>
          </table:table-cell>
          <table:table-cell office:value-type="string" calcext:value-type="string">
            <text:p>S/F</text:p>
          </table:table-cell>
        </table:table-row>
        <table:table-row table:style-name="ro1">
          <table:table-cell table:number-columns-repeated="15"/>
        </table:table-row>
        <table:table-row table:style-name="ro3">
          <table:table-cell table:style-name="ce8" office:value-type="string" calcext:value-type="string">
            <text:p>Estequeometria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/S</text:p>
          </table:table-cell>
          <table:table-cell table:formula="of:=[.D16]/[.M26]" office:value-type="float" office:value="3.06427760893615" calcext:value-type="float">
            <text:p>3.0642776089</text:p>
          </table:table-cell>
          <table:table-cell table:formula="of:=SQRT(  ([.E16]/[.M26])^2 + ([.D16]/[.M26]^2*[.N26])^2   )" office:value-type="float" office:value="0.294105850411183" calcext:value-type="float">
            <text:p>0.29410585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/S</text:p>
          </table:table-cell>
          <table:table-cell table:formula="of:=[.D17]/[.M27]" office:value-type="float" office:value="4.44648968527961" calcext:value-type="float">
            <text:p>4.4464896853</text:p>
          </table:table-cell>
          <table:table-cell table:formula="of:=SQRT(  ([.E17]/[.M27])^2 + ([.D17]/[.M27]^2*[.N27])^2   )" office:value-type="float" office:value="1.82474190571678" calcext:value-type="float">
            <text:p>1.82474190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/In</text:p>
          </table:table-cell>
          <table:table-cell table:formula="of:=[.D18]/[.M28]" office:value-type="float" office:value="0.326341189546197" calcext:value-type="float">
            <text:p>0.3263411895</text:p>
          </table:table-cell>
          <table:table-cell table:formula="of:=SQRT(  ([.E18]/[.M28])^2 + ([.D18]/[.M28]^2*[.N28])^2   )" office:value-type="float" office:value="0.0313218530839975" calcext:value-type="float">
            <text:p>0.03132185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/In</text:p>
          </table:table-cell>
          <table:table-cell table:formula="of:=[.D19]/[.M29]" office:value-type="float" office:value="1.45107273319904" calcext:value-type="float">
            <text:p>1.4510727332</text:p>
          </table:table-cell>
          <table:table-cell table:formula="of:=SQRT(  ([.E19]/[.M29])^2 + ([.D19]/[.M29]^2*[.N29])^2   )" office:value-type="float" office:value="0.580270249661824" calcext:value-type="float">
            <text:p>0.58027024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/F</text:p>
          </table:table-cell>
          <table:table-cell table:formula="of:=[.D20]/[.M30]" office:value-type="float" office:value="0.689145331671553" calcext:value-type="float">
            <text:p>0.6891453317</text:p>
          </table:table-cell>
          <table:table-cell table:formula="of:=SQRT(  ([.E20]/[.M30])^2 + ([.D20]/[.M30]^2*[.N30])^2   )" office:value-type="float" office:value="0.275582694453043" calcext:value-type="float">
            <text:p>0.2755826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/F</text:p>
          </table:table-cell>
          <table:table-cell table:formula="of:=[.D21]/[.M31]" office:value-type="float" office:value="0.224896507307903" calcext:value-type="float">
            <text:p>0.2248965073</text:p>
          </table:table-cell>
          <table:table-cell table:formula="of:=SQRT(  ([.E21]/[.M31])^2 + ([.D21]/[.M31]^2*[.N31])^2   )" office:value-type="float" office:value="0.0922925971677509" calcext:value-type="float">
            <text:p>0.092292597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3">
          <table:table-cell table:style-name="ce8" office:value-type="string" calcext:value-type="string">
            <text:p>Percentagens estequiometricas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Exp</text:p>
          </table:table-cell>
          <table:table-cell table:style-name="ce7" office:value-type="string" calcext:value-type="string">
            <text:p>F</text:p>
          </table:table-cell>
          <table:table-cell table:style-name="ce10" table:formula="of:=1/(1+[.B40]+[.B41])" office:value-type="percentage" office:value="0.522454619138936" calcext:value-type="percentage">
            <text:p>52.25%</text:p>
          </table:table-cell>
          <table:table-cell table:style-name="ce10" table:formula="of:=SQRT([.C40]^2+[.C41]^2)/(1+[.B40]+[.B41])^2" office:value-type="percentage" office:value="0.0793290609023382" calcext:value-type="percentage">
            <text:p>7.93%</text:p>
          </table:table-cell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S</text:p>
          </table:table-cell>
          <table:table-cell table:style-name="ce10" table:formula="of:=1/(1+[.B36]+[.B37])" office:value-type="percentage" office:value="0.117498219071227" calcext:value-type="percentage">
            <text:p>11.75%</text:p>
          </table:table-cell>
          <table:table-cell table:style-name="ce10" table:formula="of:=SQRT([.C36]^2+[.C37]^2)/(1+[.B36]+[.B37])^2" office:value-type="percentage" office:value="0.0255172002547911" calcext:value-type="percentage">
            <text:p>2.55%</text:p>
          </table:table-cell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In</text:p>
          </table:table-cell>
          <table:table-cell table:style-name="ce10" table:formula="of:=1/(1+[.B38]+[.B39])" office:value-type="percentage" office:value="0.360047161789837" calcext:value-type="percentage">
            <text:p>36.00%</text:p>
          </table:table-cell>
          <table:table-cell table:style-name="ce10" table:formula="of:=SQRT([.C38]^2+[.C39]^2)/(1+[.B38]+[.B39])^2" office:value-type="percentage" office:value="0.0753322354522455" calcext:value-type="percentage">
            <text:p>7.53%</text:p>
          </table:table-cell>
          <table:table-cell table:number-columns-repeated="11"/>
        </table:table-row>
        <table:table-row table:style-name="ro1">
          <table:table-cell table:style-name="ce9" office:value-type="string" calcext:value-type="string">
            <text:p>Teo</text:p>
          </table:table-cell>
          <table:table-cell table:style-name="ce9" office:value-type="string" calcext:value-type="string">
            <text:p>F</text:p>
          </table:table-cell>
          <table:table-cell table:style-name="ce11" office:value-type="percentage" office:value="0.55" calcext:value-type="percentage">
            <text:p>55.00%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9"/>
          <table:table-cell table:style-name="ce9" office:value-type="string" calcext:value-type="string">
            <text:p>S</text:p>
          </table:table-cell>
          <table:table-cell table:style-name="ce11" office:value-type="percentage" office:value="0.11" calcext:value-type="percentage">
            <text:p>11.00%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9"/>
          <table:table-cell table:style-name="ce9" office:value-type="string" calcext:value-type="string">
            <text:p>In</text:p>
          </table:table-cell>
          <table:table-cell table:style-name="ce11" office:value-type="percentage" office:value="0.34" calcext:value-type="percentage">
            <text:p>34.00%</text:p>
          </table:table-cell>
          <table:table-cell table:style-name="ce9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20:12:00.898176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20:55:55.130414647</dc:date>
    <meta:generator>LibreOffice/4.2.8.2$Linux_X86_64 LibreOffice_project/420m0$Build-2</meta:generator>
    <meta:editing-duration>PT19H14M19S</meta:editing-duration>
    <meta:editing-cycles>85</meta:editing-cycles>
    <meta:document-statistic meta:table-count="4" meta:cell-count="1283" meta:object-count="0"/>
  </office:meta>
</office:document-meta>
</file>